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DejaVu Sans" svg:font-family="'DejaVu Sans'" style:font-family-generic="swiss"/>
    <style:font-face style:name="DejaVu Sans1"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DejaVu Sans1" fo:font-size="12pt" style:font-size-asian="12pt" style:font-size-complex="12pt"/>
    </style:style>
    <style:style style:name="P2" style:family="paragraph" style:parent-style-name="Standard">
      <style:text-properties style:font-name="DejaVu Sans1" fo:font-size="12pt" officeooo:rsid="0005c0eb" officeooo:paragraph-rsid="0005c0eb" style:font-size-asian="12pt" style:font-size-complex="12pt"/>
    </style:style>
    <style:style style:name="P3" style:family="paragraph" style:parent-style-name="Text_20_body">
      <style:text-properties style:font-name="DejaVu Sans1"/>
    </style:style>
    <style:style style:name="P4" style:family="paragraph" style:parent-style-name="Text_20_body">
      <style:text-properties style:font-name="DejaVu Sans1" fo:font-size="12pt" style:font-size-asian="12pt" style:font-size-complex="12pt"/>
    </style:style>
    <style:style style:name="P5" style:family="paragraph" style:parent-style-name="Text_20_body">
      <style:text-properties style:font-name="DejaVu Sans1" fo:font-size="12pt" officeooo:rsid="0005c0eb" officeooo:paragraph-rsid="0005c0eb" style:font-size-asian="12pt" style:font-size-complex="12pt"/>
    </style:style>
    <style:style style:name="P6" style:family="paragraph" style:parent-style-name="Text_20_body" style:list-style-name="L1">
      <style:text-properties style:font-name="DejaVu Sans1"/>
    </style:style>
    <style:style style:name="P7" style:family="paragraph" style:parent-style-name="Text_20_body" style:list-style-name="L2">
      <style:text-properties style:font-name="DejaVu Sans1"/>
    </style:style>
    <style:style style:name="P8" style:family="paragraph" style:parent-style-name="Text_20_body" style:list-style-name="L1">
      <style:paragraph-properties fo:margin-top="0cm" fo:margin-bottom="0cm" style:contextual-spacing="false"/>
      <style:text-properties style:font-name="DejaVu Sans1"/>
    </style:style>
    <style:style style:name="P9" style:family="paragraph" style:parent-style-name="Text_20_body" style:list-style-name="L2">
      <style:paragraph-properties fo:margin-top="0cm" fo:margin-bottom="0cm" style:contextual-spacing="false"/>
      <style:text-properties style:font-name="DejaVu Sans1"/>
    </style:style>
    <style:style style:name="T1" style:family="text">
      <style:text-properties officeooo:rsid="0005c0eb"/>
    </style:style>
    <style:style style:name="T2" style:family="text">
      <style:text-properties style:font-name="DejaVu Sans1"/>
    </style:style>
    <style:style style:name="T3" style:family="text">
      <style:text-properties style:font-name="DejaVu Sans1" fo:font-weight="bold" style:font-weight-asian="bold" style:font-weight-complex="bold"/>
    </style:style>
    <style:style style:name="T4" style:family="text">
      <style:text-properties style:font-name="DejaVu Sans1" fo:font-weight="normal" style:font-weight-asian="normal" style:font-weight-complex="normal"/>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t Test</text:p>
      <text:h text:style-name="Heading_20_1" text:outline-level="1"><text:span text:style-name="T1">Was ist ein </text:span>Unit Test</text:h>
      <text:p text:style-name="P1"/>
      <text:p text:style-name="P1">Unit-Test, auch Modultest oder Komponententest, ist ein Softwareentwicklungs­prozess, bei dem die kleinsten prü<text:span text:style-name="T5">fb</text:span>aren Teile oder Einheiten einer Anwendung, die so genannten Units, einzeln und unabhängig voneinander auf ihren ord­nungsgemäßen Betrieb hin untersucht werden.</text:p>
      <text:p text:style-name="P1"/>
      <text:p text:style-name="P4">Diese Testmethodik wird während des Entwicklungsprozesses von den Softwa­reentwicklern und manchmal auch von Mitarbeitern der Qualitätssicherung (Quality Assurance, QA) durchgeführt. Das Hauptziel von Unit-Tests besteht dar­in, den zu testenden Code zu isolieren und festzustellen, ob er wie beabsichtigt funktioniert.</text:p>
      <text:p text:style-name="P4">Unit-Tests sind ein wichtiger Schritt im Entwicklungsprozess, denn wenn sie kor­rekt durchgeführt werden, können sie dazu beitragen, frühzeitig Fehler im Code aufzudecken, die in späteren Testphasen möglicherweise schwieriger zu finden sind.</text:p>
      <text:p text:style-name="P4">Unit Testing ist ein Bereich der testgetriebenen Entwicklung (Test-driven Deve­lopment, TDD), einer Methodik, die einen sorgfältigen Ansatz zur Erstellung ei­nes Produkts durch kontinuierliches Testen und Überarbeiten verfolgt. Diese Testmethode ist auch die erste Stufe des Softwaretestens, die vor anderen Test­methoden wie Integrationstests durchgeführt wird. Unit-Tests werden typischer­weise isoliert gemacht, um sicherzustellen, dass sich eine Unit nicht auf exter­nen Code oder Funktionen stützt. Das Testen kann manuell durchgeführt wer­den, ist aber oft automatisiert.</text:p>
      <text:h text:style-name="Heading_20_1" text:outline-level="1">Wie funktioniert ein Unit Test</text:h>
      <text:p text:style-name="P2"/>
      <text:p text:style-name="P5">Ein Unit-Test besteht typischerweise aus drei Stufen: Planung, Testfälle und Skripting sowie dem Unit-Test selbst. Im ersten Schritt wird der Unit-Test vorbe­reitet und überprüft. Im nächsten Schritt werden die Testfälle und Skripte er­stellt, dann wird der Code getestet.</text:p>
      <text:p text:style-name="P3">Die testgetriebene Entwicklung erfordert, dass Entwickler zunächst fehlgeschla­gene Unit-Tests schreiben. Dann schreiben sie Code und refaktori­sieren die Anwendung, bis der Test bestanden ist. TDD führt in der Regel zu ei­ner expliziten und vorhersehbaren Codebasis.</text:p>
      <text:p text:style-name="Text_20_body"><text:span text:style-name="T2">Jeder Testfall wird unabhängig in einer isolierten Umgebung getestet, um si­cherzustellen, dass keine Abhängigkeiten im Code bestehen. Der Softwareent­wickler sollte Kriterien zur Verifizierung jedes Testfalls codieren, und ein Test-Framework kann verwendet werden, um alle fehlgeschlagenen Tests zu mel­</text:span><text:soft-page-break/><text:span text:style-name="T2">den. Entwickler sollten nicht jede Codezeile testen, da dies zu viel Zeit in Anspruch nimmt. Die Entwickler sollten Tests erstellen, die sich auf Code konzentrieren, der das Verhalten der zu entwickelnden Software beeinflussen könnte.</text:span></text:p>
      <text:p text:style-name="P5">Unit-Tests umfassen nur solche Merkmale, die für die Leistung der zu testenden Unit entscheidend sind. Dies ermutigt die Entwickler, den Quellcode zu modifizieren, ohne sich unmittelbar Gedanken darüber machen zu müssen, wie sich solche Änderungen auf das Funktionieren anderer Einheiten oder des Programms als Ganzes auswirken könnten.</text:p>
      <text:p text:style-name="P3">Nachdem festgestellt wurde, dass alle Units in einem Programm so effizient und fehlerfrei wie möglich arbeiten, können größere Komponenten des Programms mit Unterstützung von Integrationstests evaluiert werden. Unit-Tests sollten häufig erfolgen. Sie lassen sich manuell oder automatisiert ausführen.</text:p>
      <text:h text:style-name="Heading_20_1" text:outline-level="1">Vor- und Nachteile von Unit Tests</text:h>
      <text:p text:style-name="P3"/>
      <text:p text:style-name="P5">Zu den Vorteilen von Unit Tests gehören:</text:p>
      <text:list xml:id="list1283783871" text:style-name="L1">
        <text:list-item>
          <text:p text:style-name="P8">Je früher ein Problem erkannt wird, desto weniger zusammengesetzte Fehler treten auf. </text:p>
        </text:list-item>
        <text:list-item>
          <text:p text:style-name="P8">Die Kosten für die frühzeitige Behebung eines Problems können die Kosten für die spätere Behebung schnell aufwiegen. </text:p>
        </text:list-item>
        <text:list-item>
          <text:p text:style-name="P8">Debugging-Prozesse werden erleichtert. </text:p>
        </text:list-item>
        <text:list-item>
          <text:p text:style-name="P8">Entwickler können schnell Änderungen an der Codebasis vornehmen. </text:p>
        </text:list-item>
        <text:list-item>
          <text:p text:style-name="P6">Entwickler können auch Code wiederverwenden und ihn in neue Projekte migrieren. </text:p>
        </text:list-item>
      </text:list>
      <text:p text:style-name="P3">Zu den Nachteilen gehören:</text:p>
      <text:list xml:id="list981344836" text:style-name="L2">
        <text:list-item>
          <text:p text:style-name="P9">Tests decken nicht jeden Fehler auf. </text:p>
        </text:list-item>
        <text:list-item>
          <text:p text:style-name="P9">Unit-Tests testen nur Datensätze und deren Funktionalität – es werden keine Fehler bei der Integration entdeckt. </text:p>
        </text:list-item>
        <text:list-item>
          <text:p text:style-name="P9">Möglicherweise müssen mehr Zeilen Testcode geschrieben werden, um eine Zeile Code zu testen – was eine potenzielle Zeitinvestition darstellt. </text:p>
        </text:list-item>
        <text:list-item>
          <text:p text:style-name="P7">Unit-Tests können eine steile Lernkurve haben, da man zum Beispiel lernen muss, wie man bestimmte automatisierte Tools benutzt. </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 svg:font-family="Calibri" style:font-family-generic="swiss"/>
    <style:font-face style:name="DejaVu Sans" svg:font-family="'DejaVu Sans'" style:font-family-generic="swiss"/>
    <style:font-face style:name="DejaVu Sans1"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A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de" fo:country="A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7T08:34:33.123439295</meta:creation-date>
    <dc:date>2021-07-27T08:42:23.818482125</dc:date>
    <meta:editing-duration>PT7M51S</meta:editing-duration>
    <meta:editing-cycles>1</meta:editing-cycles>
    <meta:document-statistic meta:table-count="0" meta:image-count="0" meta:object-count="0" meta:page-count="2" meta:paragraph-count="24" meta:word-count="549" meta:character-count="4096" meta:non-whitespace-character-count="3569"/>
    <meta:generator>LibreOffice/7.0.6.2$Linux_X86_64 LibreOffice_project/00$Build-2</meta:generator>
  </office:meta>
</office:document-meta>
</file>